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0.762cm" svg:x="21.52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76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00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9.2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8.47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7.71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6.95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6.19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5.43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4.66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90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14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38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1.6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85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09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9.33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572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7.81cm" svg:y="0.123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7.048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6.286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5.524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4.762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4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3.238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2.476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1.714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0.952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0.19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2.28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05cm" svg:y="0.1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812cm" svg:y="0.1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5cm" fo:page-height="1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8-30T21:30:23</meta:creation-date>
    <dc:date>2016-08-30T21:32:37</dc:date>
    <meta:editing-duration>PT00H01M41S</meta:editing-duration>
    <meta:editing-cycles>1</meta:editing-cycles>
    <meta:generator>NeoOffice/3.2015.8_Classic_Edition$Unix OpenOffice.org_project/Patch 1</meta:generator>
    <meta:document-statistic meta:object-count="33"/>
  </office:meta>
</office:document-meta>
</file>